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4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language="sv" fo:country="SE" fo:font-style="normal" style:text-underline-style="none" fo:font-weight="normal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0pt" fo:font-style="italic" style:text-underline-style="none" fo:font-weight="normal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Heading_20_3">
      <style:paragraph-properties fo:margin-top="0.494cm" fo:margin-bottom="0.141cm" fo:line-height="114%" style:writing-mode="lr-tb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4" style:family="text">
      <style:text-properties fo:font-weight="bold"/>
    </style:style>
    <style:style style:name="T5" style:family="text">
      <style:text-properties fo:font-size="11.25pt" fo:font-weight="normal"/>
    </style:style>
    <style:style style:name="T6" style:family="text">
      <style:text-properties fo:language="sv" fo:country="SE" style:language-asian="zxx" style:country-asian="none" style:language-complex="zxx" style:country-complex="none"/>
    </style:style>
    <style:style style:name="T7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000000" fo:font-size="11.25pt"/>
    </style:style>
    <style:style style:name="T10" style:family="text">
      <style:text-properties fo:color="#000000" fo:font-size="11.25pt" fo:font-weight="normal"/>
    </style:style>
    <style:style style:name="T11" style:family="text">
      <style:text-properties fo:color="#000000" fo:font-size="18pt" fo:font-weight="bold"/>
    </style:style>
    <style:style style:name="T12" style:family="text">
      <style:text-properties fo:color="#666666" fo:font-size="12pt"/>
    </style:style>
    <style:style style:name="T13" style:family="text">
      <style:text-properties fo:color="#666666" style:font-name="Georgia" fo:font-size="24pt" fo:font-style="italic"/>
    </style:style>
    <style:style style:name="T14" style:family="text">
      <style:text-properties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ravspecifikation BåtAdmin<text:line-break/></text:span><text:span text:style-name="T3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p text:style-name="P3">Aktörer</text:p>
      <text:h text:style-name="P4" text:outline-level="2">Primära Aktörer</text:h>
      <text:h text:style-name="P8" text:outline-level="3">1 <text:span text:style-name="T7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7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7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7">Klubbansvariga</text:span></text:h>
      <text:p text:style-name="P10">Vill få en överblick på vilka medlemmar som har betalt respektive inte betalt. </text:p>
      <text:p text:style-name="P10">Vill kunna skicka ut meddelande/notiser om event.</text:p>
      <text:h text:style-name="P4" text:outline-level="2">Stödjande Aktörer<text:line-break/><text:span text:style-name="T8">(de roller som ger systemet någon information eller utför något arbte åt systemet men som <text:tab/>inte är en del av systemet (tex en extern open source databas..) eller externa tjänster..)</text:span></text:h>
      <text:p text:style-name="P6">Nationella båtregistret</text:p>
      <text:p text:style-name="P2">Befintligt databas som behöver användas f<text:span text:style-name="T6">ör information om djup etc</text:span>.</text:p>
      <text:h text:style-name="P8" text:outline-level="3">Webbsida</text:h>
      <text:p text:style-name="P2">Befintligt system som hanterar kundernas konton och inloggning.</text:p>
      <text:p text:style-name="P11"/>
      <text:p text:style-name="P3"><text:soft-page-break/>Funktionella Krav</text:p>
      <text:h text:style-name="P9" text:outline-level="3"><text:span text:style-name="T4">F1 Inloggning via webbsida<text:line-break/></text:span><text:span text:style-name="T10">Klubbmedlem ska kunna logga in på sitt konto genom webbsidan.<text:line-break/><text:line-break/></text:span><text:span text:style-name="T11">Användningsfall</text:span></text:h>
      <text:h text:style-name="P4" text:outline-level="2">1 Klubbmedlem</text:h>
      <text:h text:style-name="P7" text:outline-level="3"><text:a xlink:type="simple" xlink:href="https://github.com/lr222gw/Uppgift-234/blob/master/Krav/AF 1.1.1 Ansök om medlemskap.txt">AF 1.1.1 Ansök om medlemskap</text:a></text:h>
      <text:h text:style-name="P14" text:outline-level="3"><text:a xlink:type="simple" xlink:href="https://github.com/lr222gw/Uppgift-234/blob/master/Krav/AF 1.1.2 Kassör bekräftar medlemskap .txt">AF 1.1.2 Kassör bekräftar medlemskap </text:a><text:span text:style-name="T9"><text:line-break/><text:line-break/></text:span><text:a xlink:type="simple" xlink:href="https://github.com/lr222gw/Uppgift-234/blob/master/Krav/AF%201.2%20Ändra%20sin%20profil%20.txt">AF 1.2 Ändra sin profil (användarinfo, antal båtar mm.)</text:a></text:h>
      <text:p text:style-name="P5"><text:a xlink:type="simple" xlink:href="https://github.com/lr222gw/Uppgift-234/blob/master/Krav/AF%201.3%20Byta_välj_ta%20bort%20båtplatser.txt"><text:span text:style-name="T9">AF 1.3 Byta/välj/ta bort båtplatser</text:span></text:a></text:p>
      <text:p text:style-name="P5"><text:a xlink:type="simple" xlink:href="https://github.com/lr222gw/Uppgift-234/blob/master/Krav/AF%201.4%20Delta%20i%20forum.txt"><text:span text:style-name="T9">AF 1.4 Delta i forum</text:span></text:a></text:p>
      <text:p text:style-name="P5"><text:a xlink:type="simple" xlink:href="https://github.com/lr222gw/Uppgift-234/blob/master/Krav/AF%201.5%20Se%20en%20överblick%20över%20event.txt">AF 1.5 Se en överblick över event</text:a><text:span text:style-name="T9"><text:line-break/><text:line-break/></text:span><text:a xlink:type="simple" xlink:href="https://github.com/lr222gw/Uppgift-234/blob/master/Krav/AF%201.6%20Kunna%20betala%20med%20Tjänster%20som%20PayPal,%20Google%20Wallet%20och%20även%20med%20kort!.txt">AF 1.6 Kunna betala med Tjänster som PayPal, Google Wallet och även med kort!</text:a></text:p>
      <text:h text:style-name="P4" text:outline-level="2">2 Sekreterare</text:h>
      <text:p text:style-name="P2"><text:a xlink:type="simple" xlink:href="https://github.com/lr222gw/Uppgift-234/blob/master/Krav/AF%202.1%20Godkänna%20byten%20av%20båtplatser.txt">AF 2.1 Godkänna byten av båtplatser</text:a></text:p>
      <text:p text:style-name="P2"/>
      <text:p text:style-name="P2"><text:a xlink:type="simple" xlink:href="https://github.com/lr222gw/Uppgift-234/blob/master/Krav/AF%202.2%20Skicka%20ut%20påminnelsernotiser%20om%20eventbetalning.txt">AF 2.2 Skicka ut påminnelser/notiser om event/betalning</text:a></text:p>
      <text:p text:style-name="P2"/>
      <text:p text:style-name="P2"><text:a xlink:type="simple" xlink:href="https://github.com/lr222gw/Uppgift-234/blob/master/Krav/AF%202.3%20Kunna%20öppnastänga%20konton%20vid%20missbrukobetalt%20medlemsskap.txt">AF 2.3 Kunna öppna/stänga konton vid missbruk/obetalt medlemsskap</text:a></text:p>
      <text:h text:style-name="P4" text:outline-level="2">3 Kassör</text:h>
      <text:p text:style-name="P2"><text:a xlink:type="simple" xlink:href="https://github.com/lr222gw/Uppgift-234/blob/master/Krav/AF%203.1%20Bekräfta%20ett%20nytt%20medlemsskap.txt">AF 3.1 Bekräfta ett nytt medlemsskap</text:a></text:p>
      <text:p text:style-name="P2"/>
      <text:p text:style-name="P2"><text:a xlink:type="simple" xlink:href="https://github.com/lr222gw/Uppgift-234/blob/master/Krav/AF%203.2%20Överblicka%20snart%20obetaldaobetalda%20medlemsskap.txt">AF 3.2 Överblicka snart obetalda/obetalda medlemsskap</text:a></text:p>
      <text:h text:style-name="P4" text:outline-level="2">4 Klubbansvarig</text:h>
      <text:p text:style-name="P2"><text:a xlink:type="simple" xlink:href="https://github.com/lr222gw/Uppgift-234/blob/master/Krav/AF%204.1%20Överblicka%20allt%20från%20obetalda%20medlemskap%20till%20vem%20som%20har%20vilka%20båtplatser..txt">AF 4.1 Överblicka allt från obetalda medlemskap till vem som har vilka båtplatser.</text:a><text:line-break/></text:p>
      <text:p text:style-name="P12"/>
      <text:p text:style-name="P12"/>
      <text:p text:style-name="P2"><text:soft-page-break/><text:span text:style-name="T13"><text:line-break/></text:span><text:span text:style-name="T14">Kvalitetskrav</text:span></text:p>
      <text:h text:style-name="P4" text:outline-level="2">Användbarhet</text:h>
      <text:h text:style-name="P8" text:outline-level="3">Anv 1 användarvänlig layout</text:h>
      <text:p text:style-name="P2">BåtAdmin ska vara lätt att förstå för alla. Tydlig grafisk presentation.</text:p>
      <text:h text:style-name="P4" text:outline-level="2">Tillgänglighet<text:line-break/><text:span text:style-name="T5"><text:line-break/></text:span><text:span text:style-name="T12">Anv 2 mobilanpassad layout</text:span><text:span text:style-name="T5"><text:line-break/>BåtAdmin ska vara tillgänglig med en enkel och snygg stilmall för smartphones.</text:span></text:h>
      <text:h text:style-name="P4" text:outline-level="2">Säkerhet<text:line-break/><text:line-break/><text:span text:style-name="T12">Anv 3 Krypterad data</text:span><text:span text:style-name="T5"><text:line-break/>BåtAdmin ska vara tillgänglig med en enkel och snygg stilmall för smartphones.</text:span></text:h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12M6S</meta:editing-duration>
    <meta:editing-cycles>133</meta:editing-cycles>
    <meta:generator>OpenOffice.org/3.4.1$Win32 OpenOffice.org_project/341m1$Build-9593</meta:generator>
    <dc:date>2013-12-15T19:35:32.98</dc:date>
    <meta:document-statistic meta:table-count="0" meta:image-count="0" meta:object-count="0" meta:page-count="3" meta:paragraph-count="45" meta:word-count="345" meta:character-count="2288"/>
    <meta:user-defined meta:name="Info 1"/>
    <meta:user-defined meta:name="Info 2"/>
    <meta:user-defined meta:name="Info 3"/>
    <meta:user-defined meta:name="Info 4"/>
  </office:meta>
</office:document-meta>
</file>